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CE" svg:font-family="'Arial CE', Arial, 'Helvetica CE', Helvetica, helvetica, sans-serif"/>
    <style:font-face style:name="OpenSymbol" svg:font-family="OpenSymbol"/>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6"/>
    <style:style style:name="P2" style:family="paragraph" style:parent-style-name="Standard" style:list-style-name="L7"/>
    <style:style style:name="P3" style:family="paragraph" style:parent-style-name="Standard" style:list-style-name="L9"/>
    <style:style style:name="P4" style:family="paragraph" style:parent-style-name="Standard" style:list-style-name="L10"/>
    <style:style style:name="P5" style:family="paragraph" style:parent-style-name="Standard" style:list-style-name="L11"/>
    <style:style style:name="P6" style:family="paragraph" style:parent-style-name="Standard">
      <style:paragraph-properties fo:text-align="start" style:justify-single-word="false"/>
    </style:style>
    <style:style style:name="P7" style:family="paragraph" style:parent-style-name="Standard" style:list-style-name="L13">
      <style:paragraph-properties fo:text-align="start" style:justify-single-word="false"/>
    </style:style>
    <style:style style:name="P8" style:family="paragraph" style:parent-style-name="Standard" style:list-style-name="L14">
      <style:paragraph-properties fo:text-align="start" style:justify-single-word="false"/>
    </style:style>
    <style:style style:name="P9" style:family="paragraph" style:parent-style-name="Standard" style:list-style-name="L15">
      <style:paragraph-properties fo:text-align="start" style:justify-single-word="false"/>
    </style:style>
    <style:style style:name="P10" style:family="paragraph" style:parent-style-name="Standard" style:list-style-name="L16">
      <style:paragraph-properties fo:text-align="start" style:justify-single-word="false"/>
    </style:style>
    <style:style style:name="P11" style:family="paragraph" style:parent-style-name="Standard" style:list-style-name="L17">
      <style:paragraph-properties fo:text-align="start" style:justify-single-word="false"/>
    </style:style>
    <style:style style:name="P12" style:family="paragraph" style:parent-style-name="Standard" style:list-style-name="L19">
      <style:paragraph-properties fo:text-align="start" style:justify-single-word="false"/>
    </style:style>
    <style:style style:name="P13" style:family="paragraph" style:parent-style-name="Standard" style:list-style-name="L21">
      <style:paragraph-properties fo:text-align="start" style:justify-single-word="false"/>
    </style:style>
    <style:style style:name="P14" style:family="paragraph" style:parent-style-name="Standard">
      <style:paragraph-properties fo:text-align="start" style:justify-single-word="false"/>
      <style:text-properties fo:font-style="italic" fo:font-weight="bold" style:font-style-asian="italic" style:font-weight-asian="bold" style:font-style-complex="italic" style:font-weight-complex="bold"/>
    </style:style>
    <style:style style:name="P15" style:family="paragraph" style:parent-style-name="Standard" style:list-style-name="L20">
      <style:paragraph-properties fo:text-align="start" style:justify-single-word="false"/>
      <style:text-properties fo:font-style="italic" fo:font-weight="bold" style:font-style-asian="italic" style:font-weight-asian="bold" style:font-style-complex="italic" style:font-weight-complex="bold"/>
    </style:style>
    <style:style style:name="P16" style:family="paragraph" style:parent-style-name="Standard" style:list-style-name="L21">
      <style:paragraph-properties fo:text-align="start" style:justify-single-word="false"/>
      <style:text-properties fo:font-style="italic" fo:font-weight="bold" style:font-style-asian="italic" style:font-weight-asian="bold" style:font-style-complex="italic" style:font-weight-complex="bold"/>
    </style:style>
    <style:style style:name="P17" style:family="paragraph" style:parent-style-name="Standard" style:list-style-name="L27">
      <style:paragraph-properties fo:text-align="start" style:justify-single-word="false"/>
      <style:text-properties fo:font-style="italic" fo:font-weight="bold" style:font-style-asian="italic" style:font-weight-asian="bold" style:font-style-complex="italic" style:font-weight-complex="bold"/>
    </style:style>
    <style:style style:name="P18" style:family="paragraph" style:parent-style-name="Standard" style:list-style-name="L6">
      <style:paragraph-properties fo:margin-left="0.9846in" fo:margin-right="0in" fo:text-indent="-0.25in" style:auto-text-indent="false"/>
    </style:style>
    <style:style style:name="P19" style:family="paragraph" style:parent-style-name="Standard" style:list-style-name="L17">
      <style:paragraph-properties fo:margin-left="0.9846in" fo:margin-right="0in" fo:text-align="start" style:justify-single-word="false" fo:text-indent="-0.25in" style:auto-text-indent="false"/>
    </style:style>
    <style:style style:name="P20" style:family="paragraph" style:parent-style-name="Standard" style:list-style-name="L17">
      <style:paragraph-properties fo:margin-left="0.9846in" fo:margin-right="0in" fo:text-align="start" style:justify-single-word="false" fo:text-indent="-0.25in" style:auto-text-indent="false"/>
      <style:text-properties fo:font-style="italic" fo:font-weight="bold" style:font-style-asian="italic" style:font-weight-asian="bold" style:font-style-complex="italic" style:font-weight-complex="bold"/>
    </style:style>
    <style:style style:name="P21" style:family="paragraph" style:parent-style-name="Text_20_body" style:list-style-name="L1"/>
    <style:style style:name="P22" style:family="paragraph" style:parent-style-name="Text_20_body" style:list-style-name="L8">
      <style:text-properties fo:font-variant="normal" fo:text-transform="none" fo:color="#000000" style:font-name="sans-serif" fo:font-size="7.25pt" fo:letter-spacing="normal" fo:font-style="normal" fo:font-weight="bold"/>
    </style:style>
    <style:style style:name="P23" style:family="paragraph" style:parent-style-name="Text_20_body" style:list-style-name="L21">
      <style:paragraph-properties fo:text-align="start" style:justify-single-word="false"/>
      <style:text-properties fo:font-style="italic" fo:font-weight="bold" style:font-style-asian="italic" style:font-weight-asian="bold" style:font-style-complex="italic" style:font-weight-complex="bold"/>
    </style:style>
    <style:style style:name="P24" style:family="paragraph" style:parent-style-name="Text_20_body" style:list-style-name="L28"/>
    <style:style style:name="P25" style:family="paragraph" style:parent-style-name="Text_20_body" style:list-style-name="L29">
      <style:paragraph-properties fo:text-align="start" style:justify-single-word="false"/>
    </style:style>
    <style:style style:name="P26" style:family="paragraph" style:parent-style-name="Text_20_body" style:list-style-name="L28">
      <style:paragraph-properties fo:margin-top="0in" fo:margin-bottom="0in"/>
    </style:style>
    <style:style style:name="P27" style:family="paragraph" style:list-style-name="L1"/>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roblem definition</text:h>
      <text:list xml:id="list397532086" text:style-name="L1">
        <text:list-header>
          <text:p text:style-name="P21">a description of the situation you solve (i.e. the task)</text:p>
          <text:p text:style-name="P21">This simulation tries to solve an optimalization problem in a local restaurant during lunchtime (peak hours). As guests come for the lunch they need to be served as fast as possible because they have just a limited time for their lunch.</text:p>
          <text:p text:style-name="P21">Our goal is to find an optimal number of tables, seats, kitchen performance and number of waiters to satisfy all incoming guests in the local restaurant and recommend changes if necessary. </text:p>
        </text:list-header>
      </text:list>
      <text:h text:style-name="Heading_20_2" text:outline-level="2">Method</text:h>
      <text:list xml:id="list1251454166" text:continue-numbering="true" text:style-name="L1">
        <text:list-header>
          <text:p text:style-name="P21">the discussion of possible solutions, the selection of method and tools for the solution, reasons for such choice (why the selected methods and tools are the best for the problem)</text:p>
        </text:list-header>
      </text:list>
      <text:h text:style-name="Heading_20_2" text:outline-level="2">Detailed description of the method</text:h>
      <text:p text:style-name="Text_20_body">Quick Start</text:p>
      <text:p text:style-name="Text_20_body">If you're impatient or you don't waste your time reading the manual, just press „reset to default values“ button and then „go“. The following is the detailed description of the model.</text:p>
      <text:list xml:id="list1205098898" text:continue-numbering="true" text:style-name="L1">
        <text:list-header>
          <text:p text:style-name="P21">including parameters, ranges, schemes, model limitations, etc. The description must be detailed enough that anybody could replicate the experiment event without your model source codes.</text:p>
        </text:list-header>
      </text:list>
      <text:p text:style-name="Text_20_body">Guests</text:p>
      <text:list xml:id="list841951538" text:style-name="L6">
        <text:list-item>
          <text:p text:style-name="P1">Green / orange/ red arrow shape (set by time remaining, see bottom)</text:p>
        </text:list-item>
        <text:list-item>
          <text:p text:style-name="P1">One guest comes every n-th tick set by <text:span text:style-name="T2">guest-every-nth-tick</text:span> input</text:p>
        </text:list-item>
        <text:list-item>
          <text:p text:style-name="P1">A maximum time for the lunch is 60 minutes.</text:p>
        </text:list-item>
        <text:list-item>
          <text:p text:style-name="P1">When guests spend (0; 75&gt; % of the maximum time in the restaurant they're OK and they're green</text:p>
        </text:list-item>
        <text:list-item>
          <text:p text:style-name="P1">When they spend (75; 90&gt; % they're in rush, orange.</text:p>
        </text:list-item>
        <text:list-item>
          <text:p text:style-name="P1">When they spend (90; 100&gt; % they are unsatisfied because they won't be back at their work on time, red.</text:p>
        </text:list-item>
        <text:list-item>
          <text:p text:style-name="P1">A guest's flow is following: </text:p>
        </text:list-item>
        <text:list-item>
          <text:p text:style-name="P18"><text:span text:style-name="T1">coming</text:span> – the first state when guests come to the restaurant</text:p>
        </text:list-item>
        <text:list-item>
          <text:p text:style-name="P18"><text:span text:style-name="T1">seating</text:span> – they're looking for a free place at any table but they prefer to sit alone</text:p>
        </text:list-item>
        <text:list-item>
          <text:p text:style-name="P18"><text:span text:style-name="T1">ordering</text:span> – when they get seat they're waiting for their waiter (every waiter has his table where he's serving to)</text:p>
        </text:list-item>
        <text:list-item>
          <text:p text:style-name="P18"><text:span text:style-name="T1">waiting</text:span> – whey they put an order to the waiter they're waiting for ordered meal</text:p>
        </text:list-item>
        <text:list-item>
          <text:p text:style-name="P18"><text:span text:style-name="T1">eating</text:span> – when the waiter brings the meal they're eating</text:p>
        </text:list-item>
        <text:list-item>
          <text:p text:style-name="P18"><text:span text:style-name="T1">wanna pay</text:span> – when they're finished with the meal they're waiting for the waiter again as they want to pay</text:p>
        </text:list-item>
        <text:list-item>
          <text:p text:style-name="P18"><text:span text:style-name="T1">leaving</text:span> – done with pay, they're looking for the nearest exit and leaving the restaurant</text:p>
        </text:list-item>
        <text:list-item>
          <text:p text:style-name="P18"><text:span text:style-name="T1">left</text:span> – the last and „fake“ state, just for statistical reasons. Guests in this state doesn't exist anymore but we need to know how many guests visited our restaurant since we opened.</text:p>
        </text:list-item>
      </text:list>
      <text:p text:style-name="P6">Waiters</text:p>
      <text:p text:style-name="P6"/>
      <text:list xml:id="list1967650589" text:style-name="L13">
        <text:list-item>
          <text:p text:style-name="P7"><text:soft-page-break/>blue arrow shape</text:p>
        </text:list-item>
        <text:list-item>
          <text:p text:style-name="P7">waiters serve to guests through tables</text:p>
        </text:list-item>
        <text:list-item>
          <text:p text:style-name="P7">at the setup phase, every waiter will draw the tables where they're serving at. The drawing process is random and „fair“ as every waiter has almost same number of tables. For example if we have 4 tables and 2 waiters, each of them has 2 tables. If we have 5 tables and 2 waiters, first waiter will have 2 tables and the second one has 3 tables because 1 table can be served just by 1 waiter, not more.</text:p>
        </text:list-item>
        <text:list-item>
          <text:p text:style-name="P7">If the number of waiters is greater than number of tables, the remaining waiters don't serve and they're stucked and useless.</text:p>
        </text:list-item>
        <text:list-item>
          <text:p text:style-name="P7">Waiters circulate between tables and kitchen.</text:p>
        </text:list-item>
        <text:list-item>
          <text:p text:style-name="P7">They skip empty tables.</text:p>
        </text:list-item>
        <text:list-item>
          <text:p text:style-name="P7">They skip kitchen when there is nothing to put or pick up from it.</text:p>
        </text:list-item>
        <text:list-item>
          <text:p text:style-name="P7">When they receive an order from a customer they put it to the „<text:span text:style-name="T2">orders-to-kitchen</text:span>“ queue and this queue is passed to the kitchen on the next visit.</text:p>
        </text:list-item>
        <text:list-item>
          <text:p text:style-name="P7">Whey they pick up finished meal from the kitchen they put the meal to the „<text:span text:style-name="T1">orders-to-table</text:span>“ queue and the meal (order) is served to the table where it belongs to.</text:p>
        </text:list-item>
        <text:list-item>
          <text:p text:style-name="P7">The number of waiters can be set via „<text:span text:style-name="T1">waiters-count</text:span>“ slider.</text:p>
        </text:list-item>
        <text:list-item>
          <text:p text:style-name="P7">The optimum is to have as many waiters as tables but in reality it's not possible.</text:p>
        </text:list-item>
      </text:list>
      <text:p text:style-name="P6"/>
      <text:p text:style-name="P6">Kitchen</text:p>
      <text:p text:style-name="P6"/>
      <text:list xml:id="list1591311396" text:style-name="L14">
        <text:list-item>
          <text:p text:style-name="P8">white square shape</text:p>
        </text:list-item>
        <text:list-item>
          <text:p text:style-name="P8">there is always one kitchen in the simulation and its position is always in the middle of world.</text:p>
        </text:list-item>
        <text:list-item>
          <text:p text:style-name="P8">kitchen receives orders from waiters and prepares meals. The „speed“ of the preparation can be set by „<text:span text:style-name="T2">max-ticks-needed-for-preparing-meal</text:span>“. Using this value, one meal is prepared every n-th tick.</text:p>
        </text:list-item>
        <text:list-item>
          <text:p text:style-name="P8">kitchen has two queues: „<text:span text:style-name="T1">orders-to-cook</text:span>“ (queue to be done) and „<text:span text:style-name="T1">orders-cooked</text:span>“ (finished queue). Orders-to-cook is filled by waiters (they empty their „orders-to-kitchen“ here) and orders-cooked is filled by the kitchen itself.</text:p>
        </text:list-item>
        <text:list-item>
          <text:p text:style-name="P8">If we want to scale up the kitchen to be as fast as possible we need to set up the „<text:span text:style-name="T2">max-ticks-needed-for-preparing-meal“ </text:span><text:span text:style-name="T4">slider to the smallest value (1). Then every tick one meal can be prepared.</text:span></text:p>
        </text:list-item>
      </text:list>
      <text:p text:style-name="P6"><text:span text:style-name="T4"/></text:p>
      <text:p text:style-name="P6">Tables</text:p>
      <text:p text:style-name="P6"/>
      <text:list xml:id="list181862905" text:style-name="L16">
        <text:list-item>
          <text:p text:style-name="P10">brown square shape</text:p>
        </text:list-item>
        <text:list-item>
          <text:p text:style-name="P10">tables are served by waiters</text:p>
        </text:list-item>
        <text:list-item>
          <text:p text:style-name="P10">number of tables can be set by „<text:span text:style-name="T1">tables-count</text:span>“ slider</text:p>
        </text:list-item>
        <text:list-item>
          <text:p text:style-name="P10">tables are positioned randomly except the case when „<text:span text:style-name="T1">fixed with 20 tables and 1 entrance</text:span>“ layout is used. In this case, fixed layout and only 20 tables are set.</text:p>
        </text:list-item>
      </text:list>
      <text:p text:style-name="P6"/>
      <text:p text:style-name="P6"/>
      <text:p text:style-name="P6">Entrances / Exits</text:p>
      <text:p text:style-name="P6"/>
      <text:list xml:id="list1800424739" text:style-name="L15">
        <text:list-item>
          <text:p text:style-name="P9">red square shape</text:p>
        </text:list-item>
        <text:list-item>
          <text:p text:style-name="P9">number of entrances can be set through „<text:span text:style-name="T2">entrances-count</text:span>“ slider</text:p>
        </text:list-item>
        <text:list-item>
          <text:p text:style-name="P9">guests come and leave througt entrances / exits</text:p>
        </text:list-item>
        <text:list-item>
          <text:p text:style-name="P9">coming through particular entrance is random</text:p>
        </text:list-item>
        <text:list-item>
          <text:p text:style-name="P9"><text:soft-page-break/>when guests leave they're looking for the nearest entrance from the table which they just left.</text:p>
        </text:list-item>
        <text:list-item>
          <text:p text:style-name="P9">entrances and exists are positioned randomly except the case when „<text:span text:style-name="T1">fixed with 20 tables and 1 entrance</text:span>“ layout is used. In this case, fixed layout and only 1 entrance is set.</text:p>
        </text:list-item>
      </text:list>
      <text:p text:style-name="P6"/>
      <text:p text:style-name="P6">Layouts</text:p>
      <text:p text:style-name="P6"/>
      <text:list xml:id="list1124844932" text:style-name="L17">
        <text:list-item>
          <text:p text:style-name="P11">layout is a positioning of tables and entrances for simulation use-cases</text:p>
        </text:list-item>
        <text:list-item>
          <text:p text:style-name="P11">2 layouts (via chooser) can be set:</text:p>
        </text:list-item>
        <text:list-item>
          <text:p text:style-name="P19"><text:span text:style-name="T2">fixed with 20 tables and 1 entrance</text:span> – this layout is just for purposes of „Simulation of Systems, 4IT495“ Course at University of Economics, Prague.</text:p>
        </text:list-item>
        <text:list-item>
          <text:p text:style-name="P20">random using set tables and entrances –<text:span text:style-name="T4"> this layout puts the tables and entrance randomly in the world</text:span></text:p>
        </text:list-item>
      </text:list>
      <text:p text:style-name="P14"><text:span text:style-name="T4"/></text:p>
      <text:p text:style-name="P14"><text:span text:style-name="T4">Interface elements and derived variables</text:span></text:p>
      <text:p text:style-name="P14"><text:span text:style-name="T4"/></text:p>
      <text:p text:style-name="P14"><text:span text:style-name="T4">Controls</text:span></text:p>
      <text:p text:style-name="P14"><text:span text:style-name="T4"/></text:p>
      <text:list xml:id="list1367981203" text:style-name="L21">
        <text:list-item>
          <text:p text:style-name="P16"><text:span text:style-name="T3">layout</text:span><text:span text:style-name="T4"> – table and entrance positioning, see above „layout“</text:span></text:p>
        </text:list-item>
        <text:list-item>
          <text:p text:style-name="P16"><text:span text:style-name="T3">tables-count</text:span><text:span text:style-name="T4"> – number of tables used in the simulation. This variable will take into account only if we use „</text:span>random using set tables and entrances“ <text:span text:style-name="T4">layout. Default is 20.</text:span></text:p>
        </text:list-item>
        <text:list-item>
          <text:p text:style-name="P16"><text:span text:style-name="T3">entrances-count</text:span><text:span text:style-name="T4"> – number of entrances/exits. This variable will take into account only if we use „</text:span>random using set tables and entrances“ <text:span text:style-name="T4">layout. Default is 1.</text:span></text:p>
        </text:list-item>
        <text:list-item>
          <text:p text:style-name="P16"><text:span text:style-name="T3">waiters-count</text:span><text:span text:style-name="T4"> – number of waiters. Typical value is 2-5 waiters for one restaurant. Default is 2.</text:span></text:p>
        </text:list-item>
        <text:list-item>
          <text:p text:style-name="P16"><text:span text:style-name="T3">table-seats</text:span><text:span text:style-name="T4"> – number of seats at one table. More seats we have, more guest we can serve. Default is 4 so 1 table can hosts 4 guests.</text:span></text:p>
        </text:list-item>
        <text:list-item>
          <text:p text:style-name="P13"><text:span text:style-name="T5">max-ticks-needed-for-preparing-meal </text:span><text:span text:style-name="T4">- time for preparing one meal in the kitchen. Default is 60 (60 ticks=60 seconds). It uses modulo: When </text:span><text:span text:style-name="Emphasis"><text:span text:style-name="T1">ticks mod max-ticks-needed-for-preparing-meal</text:span></text:span><text:span text:style-name="Emphasis"><text:span text:style-name="T6"> = 0</text:span></text:span><text:span text:style-name="T4">, one meal (lunch) is prepared for pull out by a waiter for particular table.</text:span></text:p>
        </text:list-item>
        <text:list-item>
          <text:p text:style-name="P23"><text:span text:style-name="T3">max-ticks-for-lunch</text:span><text:span text:style-name="T4"> - guest's time for lunch. Default is 2700 ticks which stands for 2700 seconds (45 minutes).</text:span></text:p>
        </text:list-item>
        <text:list-item>
          <text:p text:style-name="P23"><text:span text:style-name="T3">max-ticks-needed-for-eating</text:span><text:span text:style-name="T4"> - time for eating lunch. Default is 1800 which stands for 1800 seconds (30 minutes). It uses modulo: When </text:span><text:span text:style-name="Emphasis"><text:span text:style-name="T6">ticks mod max-ticks-needed-for-eating = 0</text:span></text:span><text:span text:style-name="T4">, a guest is done with his lunch. </text:span></text:p>
        </text:list-item>
        <text:list-item>
          <text:p text:style-name="P23"><text:span text:style-name="T3">max-ticks</text:span><text:span text:style-name="T4"> - maximum ticks when the simulation will stop. Just for convenience, doesn’t have any impact to the model but we need to stop running simulation at the same time for make an analysis.</text:span></text:p>
        </text:list-item>
        <text:list-item>
          <text:p text:style-name="P13"><text:span text:style-name="T5">guest-every-nth-tick - </text:span><text:span text:style-name="T3">every n-th tick a new guest will come. Default is 60 so 1 guest will come each minute. Recommended value is between 20-100. </text:span></text:p>
        </text:list-item>
        <text:list-item>
          <text:p text:style-name="P16"><text:span text:style-name="T3">show-labels?</text:span><text:span text:style-name="T4"> - would we like to see guests states and orders on the fly? Default on.</text:span></text:p>
        </text:list-item>
      </text:list>
      <text:p text:style-name="P14"><text:span text:style-name="T4"/></text:p>
      <text:p text:style-name="P14"><text:span text:style-name="T4"/></text:p>
      <text:p text:style-name="P14"><text:span text:style-name="T4">Buttons</text:span></text:p>
      <text:p text:style-name="P14"><text:span text:style-name="T4"/></text:p>
      <text:list xml:id="list1853698686" text:style-name="L20">
        <text:list-item>
          <text:p text:style-name="P15"><text:span text:style-name="T3">setup</text:span><text:span text:style-name="T4"> – this button set up the simulation, place objects and make drawing of waiters for their tables.</text:span></text:p>
        </text:list-item>
        <text:list-item>
          <text:p text:style-name="P15"><text:soft-page-break/><text:span text:style-name="T3">go</text:span><text:span text:style-name="T4"> – run the simulation up to „</text:span>max-ticks<text:span text:style-name="T4">“ variable, then stops.</text:span></text:p>
        </text:list-item>
        <text:list-item>
          <text:p text:style-name="P15"><text:span text:style-name="T3">go once</text:span><text:span text:style-name="T4"> – run one step of simulation.</text:span></text:p>
        </text:list-item>
        <text:list-item>
          <text:p text:style-name="P15"><text:span text:style-name="T3">reset to default values</text:span><text:span text:style-name="T4"> – set up the simulation for 4IT495 purposes (a local restaurant problem). Simulation conclusion will follow values set up by this button.</text:span></text:p>
        </text:list-item>
      </text:list>
      <text:p text:style-name="P14"><text:span text:style-name="T4"/></text:p>
      <text:p text:style-name="P14"><text:span text:style-name="T4">Plots</text:span></text:p>
      <text:list xml:id="list1955541193" text:style-name="L27">
        <text:list-item>
          <text:p text:style-name="P17"><text:span text:style-name="T3">guest's satisfaction when left</text:span><text:span text:style-name="T4"> – this plot will show % graph of guests mood. Green – they left restaurant on time, Orange – they're in rush (time is almost gone) and Red – they exceeded the time dedicated to their lunch.</text:span></text:p>
        </text:list-item>
      </text:list>
      <text:p text:style-name="P14"><text:span text:style-name="T4"/></text:p>
      <text:p text:style-name="P14"><text:span text:style-name="T4"/></text:p>
      <text:p text:style-name="P14"><text:span text:style-name="T4">Monitors</text:span></text:p>
      <text:list xml:id="list2047719581" text:style-name="L29">
        <text:list-item>
          <text:p text:style-name="P25"><text:span text:style-name="T5">guests-here</text:span><text:span text:style-name="T4"> - number of guests in restaurant now </text:span></text:p>
        </text:list-item>
      </text:list>
      <text:list xml:id="list982392109" text:style-name="L28">
        <text:list-item>
          <text:p text:style-name="P26"><text:span text:style-name="T1">left-ok</text:span> - number of guests who left the restaurant with good feeling (time for lunch hasn’t been exceeded) </text:p>
        </text:list-item>
        <text:list-item>
          <text:p text:style-name="P26"><text:span text:style-name="T1">left-in-rush</text:span> - number of guests who left the restaurant in rush (time for lunch has been almost exceeded) </text:p>
        </text:list-item>
        <text:list-item>
          <text:p text:style-name="P26"><text:span text:style-name="T1">left-unsatisfied</text:span> - number of guests who left the restaurant unsatisfied (time for lunch has been exceeded) </text:p>
        </text:list-item>
        <text:list-item>
          <text:p text:style-name="P26"><text:span text:style-name="T1">% left-ok</text:span> - rate of guests who left the restaurant with good mood (time for lunch hasn’t been exceeded) related to total guests </text:p>
        </text:list-item>
        <text:list-item>
          <text:p text:style-name="P26"><text:span text:style-name="T1">% left-in-rush</text:span> - rate of guests who left the restaurant in rush (time for lunch has been almost exceeded) related to total guests </text:p>
        </text:list-item>
        <text:list-item>
          <text:p text:style-name="P26"><text:span text:style-name="T1">% left-unsatisfied</text:span> - rate of guests who left the restaurant unsatisfied (time for lunch has been exceeded) related to total guests </text:p>
        </text:list-item>
        <text:list-item>
          <text:p text:style-name="P26"><text:span text:style-name="T1">coming, seating, ordering, waiting, eating, wanna-pay, leaving, left</text:span> - number of guests with these states </text:p>
        </text:list-item>
        <text:list-item>
          <text:p text:style-name="P26"><text:span text:style-name="T1">kitchen orders-to-cook</text:span> - number of orders in kitchen waiting to be cooked </text:p>
        </text:list-item>
        <text:list-item>
          <text:p text:style-name="P24"><text:span text:style-name="T1">kitchen orders-cooked</text:span> - number of orders in kitchen waiting to be pull-out by its waiter </text:p>
        </text:list-item>
      </text:list>
      <text:list xml:id="list1648673483" text:continue-list="list1955541193" text:style-name="L27">
        <text:list-header>
          <text:p text:style-name="P17"><text:span text:style-name="T4"/></text:p>
        </text:list-header>
      </text:list>
      <text:p text:style-name="P14"><text:span text:style-name="T4">Model limitations</text:span></text:p>
      <text:p text:style-name="P14"><text:span text:style-name="T4"/></text:p>
      <text:list xml:id="list1483302745" text:style-name="L19">
        <text:list-item>
          <text:p text:style-name="P12"><text:span text:style-name="T4">Objects don't avoid. Even I planned to solve avoiding to the very first version <text:s/>the issue was too complicated because the code grew rapidly and has huge side effects. Almost 1/3 of the code should have been dedicated just to avoiding so it was skipped in the version 1.0.</text:span></text:p>
        </text:list-item>
        <text:list-item>
          <text:p text:style-name="P12"><text:span text:style-name="T4">Waiters don't help each other. Every waiter has his tables and don't go to another table at all. In reality they could help themselves.</text:span></text:p>
        </text:list-item>
        <text:list-item>
          <text:p text:style-name="P12"><text:span text:style-name="T4">Technically, waiters don't serve to guests but to tables and we don't register orders for particular guest. So each order to particular table is dedicated just to the table. Then, when one guest will make an order and second guest at the same table will make another order, the second one can eat order for the first one and vice versa. You can imagine that we have just one kind of meal, for example. In reality, we have more kinds of meals and the earlier guest will typically eat earlier than the later one.</text:span></text:p>
        </text:list-item>
        <text:list-item>
          <text:p text:style-name="P12"><text:span text:style-name="T4">Waiters can bring unlimited orders and meals at once. In reality, their capacity is limited.</text:span></text:p>
        </text:list-item>
        <text:list-item>
          <text:p text:style-name="P12"><text:span text:style-name="T4">The simulation doesn't recognize „peak hours“ and „weak hours“. Simulation is strictly dedicated to peak hours only so the flow of the guests is the same all the time (through „guest-every-nth-tick“ input).</text:span></text:p>
          <text:p text:style-name="P12"><text:span text:style-name="T4"/></text:p>
        </text:list-item>
      </text:list>
      <text:p text:style-name="P6"><text:soft-page-break/></text:p>
      <text:h text:style-name="Heading_20_2" text:outline-level="2">Results</text:h>
      <text:list xml:id="list743501194" text:continue-list="list1205098898" text:style-name="L1">
        <text:list-header>
          <text:p text:style-name="P21">list of results, their analysis, interpretation and evaluation</text:p>
          <text:p text:style-name="P21"/>
        </text:list-header>
      </text:list>
      <text:h text:style-name="Heading_20_2" text:outline-level="2">Conclusion</text:h>
      <text:list xml:id="list286995319" text:continue-numbering="true" text:style-name="L1">
        <text:list-header>
          <text:p text:style-name="P21">how the problem was solved</text:p>
        </text:list-header>
      </text:list>
      <text:h text:style-name="Heading_20_2" text:outline-level="2">Citations</text:h>
      <text:h text:style-name="Heading_20_2" text:outline-level="2">Model source code</text:h>
      <text:p text:style-name="Standard">(xls, spm, nlogo, mdl, etc. fi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CE" svg:font-family="'Arial CE', Arial, 'Helvetica CE', Helvetica, helvetica, sans-serif"/>
    <style:font-face style:name="OpenSymbol" svg:font-family="OpenSymbol"/>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31T15:18:40</meta:creation-date>
    <meta:generator>LibreOffice/3.5$MacOSX_x86 LibreOffice_project/e0fbe70-dcba98b-297ab39-994e618-0f858f0</meta:generator>
    <dc:date>2013-01-02T15:36:50</dc:date>
    <meta:editing-duration>P2DT16M56S</meta:editing-duration>
    <meta:editing-cycles>196</meta:editing-cycles>
    <meta:document-statistic meta:table-count="0" meta:image-count="0" meta:object-count="0" meta:page-count="5" meta:paragraph-count="105" meta:word-count="1796" meta:character-count="10098" meta:non-whitespace-character-count="8475"/>
  </office:meta>
</office:document-meta>
</file>